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Standard">
      <style:text-properties fo:font-weight="bold" officeooo:rsid="000c5321" officeooo:paragraph-rsid="000c5321" style:font-weight-asian="bold" style:font-weight-complex="bold"/>
    </style:style>
    <style:style style:name="P6" style:family="paragraph" style:parent-style-name="Standard">
      <style:text-properties fo:font-weight="bold" officeooo:rsid="000c5321" officeooo:paragraph-rsid="0026d87f" style:font-weight-asian="bold" style:font-weight-complex="bold"/>
    </style:style>
    <style:style style:name="P7" style:family="paragraph" style:parent-style-name="Standard">
      <style:text-properties fo:font-weight="bold" officeooo:rsid="000c5321" officeooo:paragraph-rsid="0026b545" style:font-weight-asian="bold" style:font-weight-complex="bold"/>
    </style:style>
    <style:style style:name="P8" style:family="paragraph" style:parent-style-name="Standard">
      <style:text-properties fo:font-weight="bold" officeooo:rsid="000c5321" officeooo:paragraph-rsid="0022cdbe" style:font-weight-asian="bold" style:font-weight-complex="bold"/>
    </style:style>
    <style:style style:name="P9" style:family="paragraph" style:parent-style-name="Standard">
      <style:text-properties fo:font-weight="bold" officeooo:rsid="0026b545" officeooo:paragraph-rsid="0026b545" style:font-weight-asian="bold" style:font-weight-complex="bold"/>
    </style:style>
    <style:style style:name="P10" style:family="paragraph" style:parent-style-name="Standard">
      <style:text-properties fo:font-weight="bold" officeooo:rsid="0026d87f" officeooo:paragraph-rsid="0026d87f" style:font-weight-asian="bold" style:font-weight-complex="bold"/>
    </style:style>
    <style:style style:name="P11" style:family="paragraph" style:parent-style-name="Standard">
      <style:text-properties fo:font-weight="bold" officeooo:rsid="002808cf" officeooo:paragraph-rsid="002808cf" style:font-weight-asian="bold" style:font-weight-complex="bold"/>
    </style:style>
    <style:style style:name="P12" style:family="paragraph" style:parent-style-name="Standard">
      <style:text-properties fo:font-weight="bold" officeooo:rsid="003043e7" officeooo:paragraph-rsid="003043e7" style:font-weight-asian="bold" style:font-weight-complex="bold"/>
    </style:style>
    <style:style style:name="P13" style:family="paragraph" style:parent-style-name="Standard">
      <style:text-properties fo:font-weight="bold" officeooo:rsid="0031ca5a" officeooo:paragraph-rsid="003043e7" style:font-weight-asian="bold" style:font-weight-complex="bold"/>
    </style:style>
    <style:style style:name="P14" style:family="paragraph" style:parent-style-name="Standard">
      <style:text-properties fo:font-weight="bold" officeooo:rsid="000cb021" officeooo:paragraph-rsid="000cb021" style:font-weight-asian="bold" style:font-weight-complex="bold"/>
    </style:style>
    <style:style style:name="P15" style:family="paragraph" style:parent-style-name="Standard">
      <style:text-properties fo:font-weight="bold" officeooo:rsid="000cb021" officeooo:paragraph-rsid="0028ca70" style:font-weight-asian="bold" style:font-weight-complex="bold"/>
    </style:style>
    <style:style style:name="P16" style:family="paragraph" style:parent-style-name="Standard">
      <style:text-properties fo:font-weight="bold" officeooo:rsid="0028ca70" officeooo:paragraph-rsid="0028ca70" style:font-weight-asian="bold" style:font-weight-complex="bold"/>
    </style:style>
    <style:style style:name="P17" style:family="paragraph" style:parent-style-name="Standard">
      <style:text-properties fo:font-weight="bold" officeooo:rsid="0028f5e5" officeooo:paragraph-rsid="0028f5e5" style:font-weight-asian="bold" style:font-weight-complex="bold"/>
    </style:style>
    <style:style style:name="P18" style:family="paragraph" style:parent-style-name="Standard">
      <style:text-properties fo:font-weight="bold" officeooo:rsid="002a7d90" officeooo:paragraph-rsid="002a7d90" style:font-weight-asian="bold" style:font-weight-complex="bold"/>
    </style:style>
    <style:style style:name="P19" style:family="paragraph" style:parent-style-name="Standard">
      <style:text-properties officeooo:rsid="000c5321" officeooo:paragraph-rsid="000c5321"/>
    </style:style>
    <style:style style:name="P20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21" style:family="paragraph" style:parent-style-name="Standard">
      <style:text-properties fo:font-weight="normal" officeooo:rsid="002b5f97" officeooo:paragraph-rsid="0026d87f" style:font-weight-asian="normal" style:font-weight-complex="normal"/>
    </style:style>
    <style:style style:name="P22" style:family="paragraph" style:parent-style-name="Standard">
      <style:text-properties fo:font-weight="normal" officeooo:rsid="002f4588" officeooo:paragraph-rsid="002f4588" style:font-weight-asian="normal" style:font-weight-complex="normal"/>
    </style:style>
    <style:style style:name="P23" style:family="paragraph" style:parent-style-name="Standard">
      <style:text-properties fo:font-weight="normal" officeooo:rsid="003043e7" officeooo:paragraph-rsid="003043e7" style:font-weight-asian="normal" style:font-weight-complex="normal"/>
    </style:style>
    <style:style style:name="P24" style:family="paragraph" style:parent-style-name="Standard">
      <style:text-properties fo:font-weight="normal" officeooo:rsid="0031ca5a" officeooo:paragraph-rsid="0031ca5a" style:font-weight-asian="normal" style:font-weight-complex="normal"/>
    </style:style>
    <style:style style:name="P25" style:family="paragraph" style:parent-style-name="Standard">
      <style:text-properties fo:font-weight="normal" officeooo:rsid="0031d687" officeooo:paragraph-rsid="0031d687" style:font-weight-asian="normal" style:font-weight-complex="normal"/>
    </style:style>
    <style:style style:name="P26" style:family="paragraph" style:parent-style-name="Standard">
      <style:text-properties fo:font-weight="normal" officeooo:rsid="0032fd19" officeooo:paragraph-rsid="0032fd19" style:font-weight-asian="normal" style:font-weight-complex="normal"/>
    </style:style>
    <style:style style:name="P27" style:family="paragraph" style:parent-style-name="Title">
      <style:text-properties officeooo:rsid="0026b545" officeooo:paragraph-rsid="0026b545"/>
    </style:style>
    <style:style style:name="P28" style:family="paragraph" style:parent-style-name="Standard">
      <style:text-properties officeooo:rsid="002808cf" officeooo:paragraph-rsid="002808cf"/>
    </style:style>
    <style:style style:name="P29" style:family="paragraph" style:parent-style-name="Standard">
      <style:text-properties officeooo:rsid="002b5f97" officeooo:paragraph-rsid="002b5f97"/>
    </style:style>
    <style:style style:name="P30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">
      <style:paragraph-properties fo:text-align="center" style:justify-single-word="false"/>
      <style:text-properties officeooo:paragraph-rsid="002028d3"/>
    </style:style>
    <style:style style:name="P34" style:family="paragraph" style:parent-style-name="Text_20_body">
      <style:text-properties officeooo:rsid="00232a0a" officeooo:paragraph-rsid="00232a0a"/>
    </style:style>
    <style:style style:name="P35" style:family="paragraph" style:parent-style-name="Text_20_body">
      <style:text-properties officeooo:rsid="00241b07" officeooo:paragraph-rsid="00241b07"/>
    </style:style>
    <style:style style:name="P36" style:family="paragraph" style:parent-style-name="Text_20_body">
      <style:text-properties officeooo:rsid="002028d3" officeooo:paragraph-rsid="002028d3"/>
    </style:style>
    <style:style style:name="P37" style:family="paragraph" style:parent-style-name="Subtitle">
      <style:text-properties officeooo:rsid="002028d3" officeooo:paragraph-rsid="002028d3"/>
    </style:style>
    <style:style style:name="P38" style:family="paragraph" style:parent-style-name="Subtitle">
      <style:text-properties officeooo:paragraph-rsid="002028d3"/>
    </style:style>
    <style:style style:name="P39" style:family="paragraph" style:parent-style-name="Standard">
      <style:text-properties fo:font-style="normal" fo:font-weight="normal" officeooo:rsid="002f4588" officeooo:paragraph-rsid="002f4588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officeooo:rsid="002f4588" officeooo:paragraph-rsid="002f4588"/>
    </style:style>
    <style:style style:name="P41" style:family="paragraph" style:parent-style-name="Standard">
      <style:text-properties officeooo:rsid="0031d687" officeooo:paragraph-rsid="0031d687"/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text-properties officeooo:rsid="00232a0a" officeooo:paragraph-rsid="00232a0a"/>
    </style:style>
    <style:style style:name="P44" style:family="paragraph" style:parent-style-name="Heading_20_1">
      <style:paragraph-properties fo:break-before="page"/>
      <style:text-properties officeooo:rsid="00232a0a" officeooo:paragraph-rsid="00232a0a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2808cf" officeooo:paragraph-rsid="002808cf"/>
    </style:style>
    <style:style style:name="P47" style:family="paragraph" style:parent-style-name="Heading_20_1">
      <style:paragraph-properties fo:break-before="page"/>
      <style:text-properties officeooo:rsid="0028f5e5" officeooo:paragraph-rsid="0032fd1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d687" style:font-weight-asian="normal" style:font-weight-complex="normal"/>
    </style:style>
    <style:style style:name="T3" style:family="text">
      <style:text-properties fo:font-weight="normal" officeooo:rsid="0032fd19" style:font-weight-asian="normal" style:font-weight-complex="normal"/>
    </style:style>
    <style:style style:name="T4" style:family="text">
      <style:text-properties officeooo:rsid="002028d3"/>
    </style:style>
    <style:style style:name="T5" style:family="text">
      <style:text-properties officeooo:rsid="00232a0a"/>
    </style:style>
    <style:style style:name="T6" style:family="text">
      <style:text-properties officeooo:rsid="0026b545"/>
    </style:style>
    <style:style style:name="T7" style:family="text">
      <style:text-properties officeooo:rsid="0026d87f"/>
    </style:style>
    <style:style style:name="T8" style:family="text">
      <style:text-properties officeooo:rsid="002808cf"/>
    </style:style>
    <style:style style:name="T9" style:family="text">
      <style:text-properties officeooo:rsid="0028ca70"/>
    </style:style>
    <style:style style:name="T10" style:family="text">
      <style:text-properties officeooo:rsid="0028f5e5"/>
    </style:style>
    <style:style style:name="T11" style:family="text">
      <style:text-properties officeooo:rsid="0032fd1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CSS</text:p>
      <text:p text:style-name="P38"/>
      <text:p text:style-name="P38">Cuestionario con soluciones <text:span text:style-name="T4">para módulo </text:span></text:p>
      <text:p text:style-name="P37">Linguaxes de marcas e sistemas de xestión da información</text:p>
      <text:p text:style-name="P36"/>
      <text:p text:style-name="P30">Parte I</text:p>
      <text:p text:style-name="P3"/>
      <text:p text:style-name="P3">CIFP RODOLFO UCHA</text:p>
      <text:p text:style-name="P4"/>
      <text:p text:style-name="P33">Este obra está bajo una licencia de </text:p>
      <text:p text:style-name="P33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2">Índice</text:p>
          </text:index-title>
          <text:p text:style-name="P31"><text:a xlink:type="simple" xlink:href="#__RefHeading___Toc9640_2749633800" text:style-name="Index_20_Link" text:visited-style-name="Index_20_Link">CONTEXTO<text:tab/>3</text:a></text:p>
          <text:p text:style-name="P31"><text:a xlink:type="simple" xlink:href="#__RefHeading___Toc9642_2749633800" text:style-name="Index_20_Link" text:visited-style-name="Index_20_Link">INTRODUCCIÓN<text:tab/>4</text:a></text:p>
          <text:p text:style-name="P31"><text:a xlink:type="simple" xlink:href="#__RefHeading___Toc9644_2749633800" text:style-name="Index_20_Link" text:visited-style-name="Index_20_Link">SELECTORES<text:tab/>6</text:a></text:p>
          <text:p text:style-name="P31"><text:a xlink:type="simple" xlink:href="#__RefHeading___Toc9646_2749633800" text:style-name="Index_20_Link" text:visited-style-name="Index_20_Link">UNIDADES DE MEDIDA<text:tab/>8</text:a></text:p>
          <text:p text:style-name="P31"><text:a xlink:type="simple" xlink:href="#__RefHeading___Toc1864_1913751080" text:style-name="Index_20_Link" text:visited-style-name="Index_20_Link">EJERCICIOS PRÁCTICOS<text:tab/>10</text:a></text:p>
        </text:index-body>
      </text:table-of-content>
      <text:h text:style-name="P43" text:outline-level="1"/>
      <text:h text:style-name="P44" text:outline-level="1"><text:bookmark-start text:name="__RefHeading___Toc9640_2749633800"/>CONTEXTO<text:bookmark-end text:name="__RefHeading___Toc9640_2749633800"/></text:h>
      <text:p text:style-name="P34">Estas preguntas se han extraído del contenido del curso online:</text:p>
      <text:p text:style-name="P34"><text:a xlink:type="simple" xlink:href="https://uniwebsidad.com/libros/css" text:style-name="Internet_20_link" text:visited-style-name="Visited_20_Internet_20_Link">https://uniwebsidad.com/libros/css</text:a> <text:s/></text:p>
      <text:p text:style-name="P35">Para la casi totalidad de las preguntas se pueden extraer la respuesta de lo allí indicado. </text:p>
      <text:h text:style-name="P42" text:outline-level="1"/>
      <text:h text:style-name="P45" text:outline-level="1"><text:bookmark-start text:name="__RefHeading___Toc9642_2749633800"/>I<text:span text:style-name="T5">NTRODUCCIÓN</text:span><text:bookmark-end text:name="__RefHeading___Toc9642_2749633800"/></text:h>
      <text:p text:style-name="P5">1. <text:span text:style-name="T6">¿Quién y cuándo</text:span> decidió apostar por el desarrollo y estandarización de CSS y lo añadió a su grupo de trabajo de HTML? <text:span text:style-name="T6">¿Cuando se publicó la primera recomendación oficial?</text:span></text:p>
      <text:p text:style-name="P40">W3C en 1995. A finales de 1996</text:p>
      <text:p text:style-name="P19"/>
      <text:p text:style-name="P5">2. ¿<text:span text:style-name="T6">Cúal es la última recomendación de CSS</text:span>?</text:p>
      <text:p text:style-name="P9">A) CSS nivel 1<text:tab/>B) CSS nivel 2<text:tab/>C) CSS nivel 3<text:tab/>D) CSS nivel 5</text:p>
      <text:p text:style-name="P25">CSS nivel 3</text:p>
      <text:p text:style-name="P7"/>
      <text:p text:style-name="P6">3. ¿<text:span text:style-name="T7">Cómo se denomina la parte del navegador que se encarga de interpretar el código HTML y CSS para mostrar las páginas?</text:span></text:p>
      <text:p text:style-name="P39">Se denomina motor</text:p>
      <text:p text:style-name="P5"/>
      <text:p text:style-name="P5">5. CSS permite separar los contenidos de la página y la información sobre su aspecto. <text:span text:style-name="T7">¿Verdadero o falso?</text:span></text:p>
      <text:p text:style-name="P22">Verdadero</text:p>
      <text:p text:style-name="P5"/>
      <text:p text:style-name="P5">6. ¿Cuál <text:span text:style-name="T7">no </text:span>es <text:span text:style-name="T7">una posibilidad para incluir CSS en un documento XHTML</text:span>?</text:p>
      <text:p text:style-name="P21"/>
      <text:p text:style-name="P5"/>
      <text:p text:style-name="P10">7. <text:span text:style-name="T8">En el ejemplo:</text:span></text:p>
      <text:p text:style-name="P11">h2 { color : red; }</text:p>
      <text:p text:style-name="P11"/>
      <text:p text:style-name="P11">¿Cuál es el selector?</text:p>
      <text:p text:style-name="P23">h2</text:p>
      <text:p text:style-name="P11"/>
      <text:p text:style-name="P11">¿Cuál es la propiedad?</text:p>
      <text:p text:style-name="P24">color</text:p>
      <text:p text:style-name="P13"/>
      <text:p text:style-name="P11">¿Cuál es el valor?</text:p>
      <text:p text:style-name="P23">red</text:p>
      <text:p text:style-name="P11"/>
      <text:p text:style-name="P11">¿Cuál es la declaración?</text:p>
      <text:p text:style-name="P24">{color : red;}</text:p>
      <text:p text:style-name="P12"/>
      <text:p text:style-name="P11">¿Cuál es la regla?</text:p>
      <text:p text:style-name="P24"><text:span text:style-name="T8">h2 { color : red; } </text:span>Se les aplicará el color rojo a las etiquetas &lt;h2&gt;</text:p>
      <text:p text:style-name="P11"/>
      <text:p text:style-name="P11">8. El estándar CSS 2.1 define 115 propiedades, cada una con su propia lista de valores permitidos. Por su parte, con los últimos borradores del estándar CSS 3 ya hay al menos 239 propiedades. ¿Verdadero o falso?</text:p>
      <text:p text:style-name="P24">Verdadero</text:p>
      <text:p text:style-name="P11"/>
      <text:p text:style-name="P11">9. CSS define algunas propiedades específicamente para determinados medios, como por ejemplo la paginación y los saltos de página para los medios impresos o el volumen y tipo de voz para los medios de audio. Cita al menos tres nombres de medios.</text:p>
      <text:p text:style-name="P24">Print, embosed y screen</text:p>
      <text:p text:style-name="P11"/>
      <text:p text:style-name="P11"><text:soft-page-break/></text:p>
      <text:p text:style-name="P11">10. ¿Qué reglas son un tipo especial de regla CSS que permiten indicar de forma directa el medio o medios en los que se aplicarán los estilos incluidos en la regla.</text:p>
      <text:p text:style-name="P25">Las @media</text:p>
      <text:p text:style-name="P11"/>
      <text:p text:style-name="P11">11. Indica cual de las siguientes afirmaciones sobre comentarios es falsa:</text:p>
      <text:p text:style-name="P11">a) El comienzo de un comentario se indica mediante los caracteres /* y el final del comentario se indica mediante */. <text:span text:style-name="T2">V</text:span></text:p>
      <text:p text:style-name="P11"/>
      <text:p text:style-name="P11">b) Los comentarios pueden ocupar tantas líneas como sea necesario, pero no se puede incluir un comentario dentro de otro comentario. <text:span text:style-name="T2">V</text:span></text:p>
      <text:p text:style-name="P11"/>
      <text:p text:style-name="P11">c) Aunque los navegadores ignoran los comentarios, su contenido se envía junto con el resto de estilos, por lo que no se debe incluir en ellos ninguna información sensible o confidencial. <text:span text:style-name="T2">V</text:span></text:p>
      <text:p text:style-name="P11"/>
      <text:p text:style-name="P11">d) La sintaxis de los comentarios CSS es igual a la de los comentarios HTML. <text:span text:style-name="T2">F (es diferente)</text:span></text:p>
      <text:p text:style-name="P28"/>
      <text:p text:style-name="P28"><text:s/></text:p>
      <text:h text:style-name="P46" text:outline-level="1"><text:bookmark-start text:name="__RefHeading___Toc9644_2749633800"/>SELECTORES<text:bookmark-end text:name="__RefHeading___Toc9644_2749633800"/></text:h>
      <text:p text:style-name="P8"><text:span text:style-name="T8">12</text:span>. La declaración indica "qué hay que hacer" y el selector indica "a quién hay que hacérselo". <text:span text:style-name="T8">¿Verdadero o falso?</text:span></text:p>
      <text:p text:style-name="P41">Verdadero</text:p>
      <text:p text:style-name="P19"/>
      <text:p text:style-name="P14"/>
      <text:p text:style-name="P14"><text:span text:style-name="T9">14.</text:span> A un mismo elemento HTML se le pueden aplicar varias reglas CSS y cada regla CSS puede aplicarse a un número ilimitado de elementos. <text:span text:style-name="T9">¿Verdadero o falso?</text:span></text:p>
      <text:p text:style-name="P25">Verdadero</text:p>
      <text:p text:style-name="P16"/>
      <text:p text:style-name="P16">15. ¿Cuál de las siguientes es falsa sobre el selector universal?</text:p>
      <text:p text:style-name="P16">a) Se utiliza para seleccionar todos los elementos de la página. <text:span text:style-name="T2">V</text:span></text:p>
      <text:p text:style-name="P16"/>
      <text:p text:style-name="P16">b) El selector universal se indica mediante una almohadilla (#) <text:span text:style-name="T2">F (*)</text:span></text:p>
      <text:p text:style-name="P16"/>
      <text:p text:style-name="P16">c) <text:s/>A pesar de su sencillez, no se utiliza habitualmente, ya que es difícil que un mismo estilo se pueda aplicar a todos los elementos de una página. <text:span text:style-name="T2">V</text:span></text:p>
      <text:p text:style-name="P16"/>
      <text:p text:style-name="P16">d) No obstante, sí que se suele combinar con otros selectores. <text:span text:style-name="T2">V</text:span></text:p>
      <text:p text:style-name="P16"/>
      <text:p text:style-name="P15"/>
      <text:p text:style-name="P16">16. El selector de tipo o etiqueta selecciona todos los elementos de la página cuya etiqueta HTML coincide con el valor del selector. ¿Verdadero o falso?</text:p>
      <text:p text:style-name="P25">Verdadero</text:p>
      <text:p text:style-name="P16"/>
      <text:p text:style-name="P16">17. El selector descendente selecciona los elementos que se encuentran dentro de otros elementos. ¿Verdadero o falso?</text:p>
      <text:p text:style-name="P25">Verdadero</text:p>
      <text:p text:style-name="P16"/>
      <text:p text:style-name="P16">18. Con este CSS:</text:p>
      <text:p text:style-name="P16">p span { color: red; }</text:p>
      <text:p text:style-name="P16"/>
      <text:p text:style-name="P16">Si el código HTML de la página es el siguiente:</text:p>
      <text:p text:style-name="P16"/>
      <text:p text:style-name="P16">&lt;p&gt;</text:p>
      <text:p text:style-name="P16"><text:s text:c="2"/>...</text:p>
      <text:p text:style-name="P16"><text:s text:c="2"/>&lt;span&gt;texto1&lt;/span&gt;</text:p>
      <text:p text:style-name="P16"><text:s text:c="2"/>...</text:p>
      <text:p text:style-name="P16"><text:s text:c="2"/>&lt;a href=""&gt;...&lt;span&gt;texto2&lt;/span&gt;&lt;/a&gt;</text:p>
      <text:p text:style-name="P16"><text:s text:c="2"/>...</text:p>
      <text:p text:style-name="P16">&lt;/p&gt;</text:p>
      <text:p text:style-name="P16"/>
      <text:p text:style-name="P16">¿Qué texto estará en rojo?</text:p>
      <text:p text:style-name="P16">a) texto1<text:tab/><text:tab/>b) texto2<text:tab/>c) los dos<text:tab/>d) ninguno</text:p>
      <text:p text:style-name="P25">Texto1</text:p>
      <text:p text:style-name="P16"/>
      <text:p text:style-name="P16"><text:soft-page-break/>19. Una de las soluciones más sencillas para aplicar estilos a un solo elemento de la página consiste en utilizar el atributo class de HTML sobre ese elemento para indicar directamente la regla CSS que se le debe aplica. ¿Verdadero o falso?</text:p>
      <text:p text:style-name="P25">Verdadero</text:p>
      <text:p text:style-name="P16"/>
      <text:p text:style-name="P16">20. Para los selectores de clase, se prefija el valor del atributo class con un asterisco (*). ¿Verdadero o falso?</text:p>
      <text:p text:style-name="P25">Falso <text:span text:style-name="T11">(con un .)</text:span></text:p>
      <text:p text:style-name="P16"/>
      <text:p text:style-name="P17">21. El selector de ID permite seleccionar un elemento de la página a través del valor de su atributo id. ¿Verdadero o falso?</text:p>
      <text:p text:style-name="P25">Verdadero</text:p>
      <text:h text:style-name="P47" text:outline-level="1"><text:bookmark-start text:name="__RefHeading___Toc9646_2749633800"/>UNIDADES DE MEDIDA<text:bookmark-end text:name="__RefHeading___Toc9646_2749633800"/></text:h>
      <text:p text:style-name="P14"><text:span text:style-name="T10">22</text:span>. CSS divide las unidades de medida en dos grupos: absolutas, relativas <text:span text:style-name="T10">y mixtas. ¿Verdadero o falso?</text:span></text:p>
      <text:p text:style-name="P26">Falso (absolutas y relativas)</text:p>
      <text:p text:style-name="P14"/>
      <text:p text:style-name="P14"><text:span text:style-name="T10">23</text:span>. in,<text:span text:style-name="T10">cm,mm,pt,pc son unidades relativas. ¿Verdadero o falso?</text:span></text:p>
      <text:p text:style-name="P26">Falso (son relativas)</text:p>
      <text:p text:style-name="P17"/>
      <text:p text:style-name="P17">24. ¿Cuál es falsa de las siguientes afirmaciones?</text:p>
      <text:p text:style-name="P17">a) Una medida indicada mediante unidades absolutas está completamente definida, ya que su valor no depende de otro valor de referencia. <text:span text:style-name="T3">V</text:span></text:p>
      <text:p text:style-name="P17"/>
      <text:p text:style-name="P17">b) Su principal ventaja es que son muy flexibles y se adaptan fácilmente a los diferentes medios. <text:span text:style-name="T3">F (No lo son)</text:span></text:p>
      <text:p text:style-name="P17"/>
      <text:p text:style-name="P17">c) De todas las unidades absolutas, la única que suele utilizarse es el punto (pt). <text:span text:style-name="T3">V</text:span></text:p>
      <text:p text:style-name="P17"/>
      <text:p text:style-name="P17">d) El punto se trata de la unidad de medida preferida para establecer el tamaño del texto en los documentos que se van a imprimir, es decir, para el medio print de CSS. <text:span text:style-name="T3">V</text:span></text:p>
      <text:p text:style-name="P17"/>
      <text:p text:style-name="P17">25. em, ex y px son unidades relativas. ¿Verdadero o falso?</text:p>
      <text:p text:style-name="P26">Verdadero</text:p>
      <text:p text:style-name="P17"/>
      <text:p text:style-name="P18">26. ¿Cuál de las siguientes no es una recomendación?</text:p>
      <text:p text:style-name="P18">a) En general, se recomienda el uso de unidades relativas siempre que sea posible, ya que mejora la accesibilidad de la página y permite que los documentos se adapten fácilmente a cualquier medio y dispositivo. <text:span text:style-name="T3">V</text:span></text:p>
      <text:p text:style-name="P18"/>
      <text:p text:style-name="P18">b) Se recomienda el uso de la unidad em para indicar el tamaño del texto y para todas las medidas que sean posibles. <text:span text:style-name="T3">V</text:span></text:p>
      <text:p text:style-name="P18"/>
      <text:p text:style-name="P18">c) Normalmente se utilizan píxel y porcentajes para definir el layout del documento (básicamente, la anchura de las columnas y de los elementos de las páginas) y em y porcentajes para el tamaño de letra de los textos. <text:span text:style-name="T3">V</text:span></text:p>
      <text:p text:style-name="P18"/>
      <text:p text:style-name="P18">d) Es mejor usar el sistema americano con la unidad in que las unidades del sistema internacional cm y mm. <text:span text:style-name="T3">F (mejor el internacional)</text:span></text:p>
      <text:p text:style-name="P18"/>
      <text:p text:style-name="P18">27. CSS define 17 palabras clave para referirse a los colores básicos. ¿Verdadero o falso?</text:p>
      <text:p text:style-name="P26">Verdadero</text:p>
      <text:p text:style-name="P18"/>
      <text:p text:style-name="P18">28. Además de la lista básica, los navegadores modernos soportan muchos otros nombres de colores. ¿Verdadero o falso?</text:p>
      <text:p text:style-name="P26">Verdadero</text:p>
      <text:p text:style-name="P18"/>
      <text:p text:style-name="P18">29. En el campo del diseño gráfico, se han definido varios modelos para hacer referencia a los colores. Los dos modelos más conocidos son RGB y CMYK. ¿Verdadero o falso?</text:p>
      <text:p text:style-name="P26">Verdadero</text:p>
      <text:p text:style-name="P18"><text:soft-page-break/></text:p>
      <text:p text:style-name="P18">30. RGB se puede indicar mediante números decimales, hexadecimales o porcentajes. ¿Verdadero o falso?</text:p>
      <text:p text:style-name="P26">Verdadero</text:p>
      <text:h text:style-name="Heading_20_1" text:outline-level="1"><text:bookmark-start text:name="__RefHeading___Toc1864_1913751080"/>EJERCICIOS PRÁCTICOS<text:bookmark-end text:name="__RefHeading___Toc1864_1913751080"/></text:h>
      <text:p text:style-name="P2"/>
      <text:p text:style-name="P2">Ejercicio de selectores</text:p>
      <text:p text:style-name="P20"><text:a xlink:type="simple" xlink:href="https://uniwebsidad.com/libros/css/capitulo-15" text:style-name="Internet_20_link" text:visited-style-name="Visited_20_Internet_20_Link">https://uniwebsidad.com/libros/css/capitulo-15</text:a></text:p>
      <text:p text:style-name="P20"/>
      <text:p text:style-name="P2">Ejercicio de colores</text:p>
      <text:p text:style-name="P29"><text:a xlink:type="simple" xlink:href="https://uniwebsidad.com/libros/css/capitulo-15/ejercicio-2" text:style-name="Internet_20_link" text:visited-style-name="Visited_20_Internet_20_Link"><text:span text:style-name="T1">https://uniwebsidad.com/libros/css/capitulo-15/ejercicio-2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0-25T13:30:50.401000000</dc:date>
    <meta:editing-duration>PT26M56S</meta:editing-duration>
    <meta:editing-cycles>7</meta:editing-cycles>
    <meta:generator>LibreOffice/7.2.7.2$Windows_X86_64 LibreOffice_project/8d71d29d553c0f7dcbfa38fbfda25ee34cce99a2</meta:generator>
    <meta:document-statistic meta:table-count="0" meta:image-count="0" meta:object-count="0" meta:page-count="9" meta:paragraph-count="116" meta:word-count="1153" meta:character-count="6695" meta:non-whitespace-character-count="5637"/>
  </office:meta>
</office:document-meta>
</file>